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3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table:number-columns-repeated="2"/>
          <table:table-cell table:formula="of:=SUM([.B2:.F2])" office:value-type="float" office:value="12900">
            <text:p>12900</text:p>
          </table:table-cell>
          <table:table-cell table:style-name="ce8" table:formula="of:=SUM([.B19:.F19])" office:value-type="float" office:value="899.52380952381">
            <text:p>899.52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899.52380952381">
            <text:p>899.52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899.52380952381">
            <text:p>899.5238095238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899.52380952381">
            <text:p>899.5238095238</text:p>
          </table:table-cell>
          <table:table-cell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899.52380952381">
            <text:p>899.52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99.52380952381">
            <text:p>899.52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99.52380952381">
            <text:p>899.52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99.52380952381">
            <text:p>899.52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99.52380952381">
            <text:p>899.52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899.52380952381">
            <text:p>899.523809523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899.52380952381">
            <text:p>899.5238095238</text:p>
          </table:table-cell>
          <table:table-cell office:value-type="string">
            <text:p>Հրաչ</text:p>
          </table:table-cell>
          <table:table-cell office:value-type="float" office:value="5250">
            <text:p>525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899.52380952381">
            <text:p>899.52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];[.D19];[.E19];[.F19])" office:value-type="float" office:value="649.52380952381">
            <text:p>649.52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899.52380952381">
            <text:p>899.52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10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 table:number-columns-repeated="2"/>
          <table:table-cell table:style-name="Default"/>
          <table:table-cell table:style-name="Default" table:formula="of:=SUM([.B19:.F19])" office:value-type="float" office:value="899.52380952381">
            <text:p>899.52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899.52380952381">
            <text:p>899.52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number-columns-repeated="2"/>
          <table:table-cell table:style-name="Default" table:number-columns-repeated="3"/>
          <table:table-cell table:style-name="ce7" office:value-type="float" office:value="3600">
            <text:p>36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7/08/2015</text:date>, <text:time>17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8T17:32:05</dc:date>
    <meta:editing-duration>PT13H21M20S</meta:editing-duration>
    <meta:editing-cycles>533</meta:editing-cycles>
    <meta:generator>OpenOffice/4.1.1$Unix OpenOffice.org_project/411m6$Build-9775</meta:generator>
    <dc:creator>employee employee</dc:creator>
    <meta:document-statistic meta:table-count="5" meta:cell-count="1140" meta:object-count="0"/>
  </office:meta>
</office:document-meta>
</file>